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ient: AI</text:p>
      <text:p text:style-name="Standard"/>
      <text:p text:style-name="Standard">2023, ongoing</text:p>
      <text:p text:style-name="Standard"/>
      <text:p text:style-name="Standard">a collaboration with Pascal Lamouric</text:p>
      <text:p text:style-name="Standard"/>
      <text:p text:style-name="Standard">description text description text description text 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text:p>
      <text:p text:style-name="Standard"/>
      <text:p text:style-name="Standard">Interviews with:</text:p>
      <text:p text:style-name="Standard">Luca Possati, Jakub Dotlacik, Derek Pisner, Ruth van der Hallen, Joey Stam, Isabel Millar (?)</text:p>
      <text:p text:style-name="Standard"/>
      <text:p text:style-name="Standard"/>
      <text:p text:style-name="Standard">Media Content:</text:p>
      <text:p text:style-name="Standard"/>
      <text:p text:style-name="Standard">-title pic</text:p>
      <text:p text:style-name="Standard">-meldkamer installation pics (insta)</text:p>
      <text:p text:style-name="Standard">-screenshots meldkamer vids (portfolio)</text:p>
      <text:p text:style-name="Standard">-d-id installation ? Hmmm</text:p>
      <text:p text:style-name="Standard">-did screenshots (newsletter inspi)</text:p>
      <text:p text:style-name="Standard">-any videos? Improved did? Orrrrr</text:p>
      <text:p text:style-name="Standard"/>
      <text:p text:style-name="Standard">Developed at:</text:p>
      <text:p text:style-name="Standard"/>
      <text:p text:style-name="Standard">Summer Sessions, V2_Lab for the Unstable Media</text:p>
      <text:p text:style-name="Standard"/>
      <text:p text:style-name="Standard">Showed at:</text:p>
      <text:p text:style-name="Standard">Summer Sessions Test Lab, V2_Lab for the Unstable Med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8S</meta:editing-duration>
    <meta:editing-cycles>3</meta:editing-cycles>
    <meta:generator>OpenOffice/4.1.14$Win32 OpenOffice.org_project/4114m1$Build-9811</meta:generator>
    <dc:date>2023-08-14T09:01:49.63</dc:date>
    <meta:document-statistic meta:table-count="0" meta:image-count="0" meta:object-count="0" meta:page-count="1" meta:paragraph-count="17" meta:word-count="158" meta:character-count="1336"/>
    <dc:creator>s f</dc:creator>
    <meta:user-defined meta:name="Info 1"/>
    <meta:user-defined meta:name="Info 2"/>
    <meta:user-defined meta:name="Info 3"/>
    <meta:user-defined meta:name="Info 4"/>
  </office:meta>
</office:document-meta>
</file>